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4"/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trodução ao SGBD SQLite</text:p>
      <text:p text:style-name="Standard"/>
      <text:p text:style-name="Standard"/>
      <text:p text:style-name="Standard">Wikipédia - <text:a xlink:type="simple" xlink:href="http://pt.wikipedia.org/wiki/SQLite">http://pt.wikipedia.org/wiki/SQLite</text:a> </text:p>
      <text:p text:style-name="Text_20_body"><text:span text:style-name="T1">SQLite</text:span> é uma biblioteca <text:a xlink:type="simple" xlink:href="http://pt.wikipedia.org/wiki/Linguagem_C">C</text:a> que implementa um <text:a xlink:type="simple" xlink:href="http://pt.wikipedia.org/wiki/Banco_de_dados">banco de dados</text:a> <text:a xlink:type="simple" xlink:href="http://pt.wikipedia.org/wiki/SQL">SQL</text:a> embutido. Programas que usam a biblioteca SQLite podem ter acesso a banco de dados SQL sem executar um processo RDBMS separado.</text:p>
      <text:p text:style-name="Text_20_body"><text:line-break/>SQLite não é uma biblioteca de cliente usada para conectar com um grande servidor de banco de dados. <text:span text:style-name="T1">SQLite é o servidor.</text:span> A biblioteca <text:span text:style-name="T1">SQLite lê e escreve diretamente para e do arquivo do banco de dados no disco.</text:span></text:p>
      <text:p text:style-name="Text_20_body"><text:line-break/>O uso do SQLite é recomendado onde a simplicidade da administração, implementação e manutenção são mais importantes que incontáveis recursos que SGBDs mais voltados para aplicações complexas possivelmente implementam. Entretando situações onde a simplicidade é a melhor escolha são muito mais freqüentes do que pode-se imaginar.</text:p>
      <text:p text:style-name="Text_20_body"><text:line-break/><text:span text:style-name="T2">Exemplos de uso do SQLite não restrito a :</text:span></text:p>
      <text:list text:style-name="L1">
        <text:list-item>
          <text:p text:style-name="P11">sites com menos de cem mil requisições por dia, </text:p>
        </text:list-item>
        <text:list-item>
          <text:p text:style-name="P11">dispositivos e sistemas embarcados, </text:p>
        </text:list-item>
        <text:list-item>
          <text:p text:style-name="P11">aplicações desktop, </text:p>
        </text:list-item>
        <text:list-item>
          <text:p text:style-name="P11">ferramentas estatísticas e de análise, </text:p>
        </text:list-item>
        <text:list-item>
          <text:p text:style-name="P11">aprendizado de banco de dados, </text:p>
        </text:list-item>
        <text:list-item>
          <text:p text:style-name="P8">implementação de novas extensões à SQL. </text:p>
        </text:list-item>
      </text:list>
      <text:p text:style-name="Text_20_body"><text:line-break/><text:span text:style-name="T2">Não se recomenda o uso do SQLite para sites com :</text:span></text:p>
      <text:list text:style-name="L2">
        <text:list-item>
          <text:p text:style-name="P12">muitos acessos, </text:p>
        </text:list-item>
        <text:list-item>
          <text:p text:style-name="P12">grande quantidades de dados (talvez maior que algumas duzias de gigabytes), </text:p>
        </text:list-item>
        <text:list-item>
          <text:p text:style-name="P12">sistemas com grande concorrência, </text:p>
        </text:list-item>
        <text:list-item>
          <text:p text:style-name="P9">aplicações cliente/servidor. </text:p>
        </text:list-item>
      </text:list>
      <text:p text:style-name="Text_20_body"><text:line-break/><text:span text:style-name="T2">Algumas Características do SQLite:</text:span></text:p>
      <text:list text:style-name="L3">
        <text:list-item>
          <text:p text:style-name="P13"><text:a xlink:type="simple" xlink:href="http://pt.wikipedia.org/wiki/Software_Livre">Software Livre</text:a>/<text:a xlink:type="simple" xlink:href="http://pt.wikipedia.org/wiki/Domínio_público">domínio público</text:a> e Multiplataforma </text:p>
        </text:list-item>
        <text:list-item>
          <text:p text:style-name="P13">Mecanismo de armazenamento seguro com transações <text:a xlink:type="simple" xlink:href="http://pt.wikipedia.org/wiki/ACID">ACID</text:a> </text:p>
        </text:list-item>
        <text:list-item>
          <text:p text:style-name="P13">Não necessita de instalação, configuração ou administração </text:p>
        </text:list-item>
        <text:list-item>
          <text:p text:style-name="P13">Implementa a maioria do SQL92 </text:p>
        </text:list-item>
        <text:list-item>
          <text:p text:style-name="P13">O Banco de Dados é guardado em um único arquivo </text:p>
        </text:list-item>
        <text:list-item>
          <text:p text:style-name="P13">Suporta bases de dados acima de 2 terabytes </text:p>
        </text:list-item>
        <text:list-item>
          <text:p text:style-name="P10">Sem dependências externas </text:p>
        </text:list-item>
      </text:list>
      <text:p text:style-name="Standard"/>
      <text:p text:style-name="Standard"/>
      <text:p text:style-name="P3"/>
      <text:p text:style-name="Standard">SQLite (http://www.sqlite.org) é uma pequena biblioteca C que implementa um SGBD SQL completo, embutido e sem necessitar de configurações. </text:p>
      <text:p text:style-name="Standard"/>
      <text:p text:style-name="P1">Recursos: </text:p>
      <text:p text:style-name="Standard">Subselects, </text:p>
      <text:p text:style-name="Standard">Triggers, </text:p>
      <text:p text:style-name="Standard">Transactions, </text:p>
      <text:p text:style-name="Standard">Views </text:p>
      <text:p text:style-name="Standard">Mais rápido 2 a 3 vezes que MySQL ou PostgreSQL em muitas operações </text:p>
      <text:p text:style-name="Standard">Limite de 2TB </text:p>
      <text:p text:style-name="Standard"/>
      <text:p text:style-name="Standard">Programas que usam a biblioteca SQLite podem ter acesso a banco de dados SQL sem executar um processo RDBMS separado. </text:p>
      <text:p text:style-name="Standard"/>
      <text:p text:style-name="Standard">A biblioteca SQLite lê e escreve diretamente para e do arquivo de banco de dados no disco. </text:p>
      <text:p text:style-name="Standard"/>
      <text:p text:style-name="P1">Características atuais: </text:p>
      <text:p text:style-name="Standard"/>
      <text:p text:style-name="Standard">- Transações são atômicas, consistentes, isoladas e duráveis (ACID) mesmo que o sistema trave ou a energia falhe. </text:p>
      <text:p text:style-name="Standard">- Configuração-zero - nenhuma instalação ou administração necessária. </text:p>
      <text:p text:style-name="Standard">- Implementação da maior parte do SQL92. </text:p>
      <text:p text:style-name="Standard">- Um banco de dados completo é armazenado em apenas um arquivo de sistema. </text:p>
      <text:p text:style-name="Standard">- Arquivos de banco de dados podem ser livremente compartilhados entre máquinas com diferentes ordens de byte. </text:p>
      <text:p text:style-name="Standard">- Suporta bases de dados de até 2 terabytes de tamanho. </text:p>
      <text:p text:style-name="Standard">- Tamanho de strings e BLOBs limitados apenas pela memória disponível. </text:p>
      <text:p text:style-name="Standard">- Mais rápido que populares bancos de dados cliente/servidor para a maioria das operações comuns. </text:p>
      <text:p text:style-name="Standard">- API simples e fácil de usar. </text:p>
      <text:p text:style-name="Standard">- TCL bindings inclusas. Bindings para a maioria das linguagens disponíveis separadamente. </text:p>
      <text:p text:style-name="Standard">- Código fonte bem comentado, com mais de 95% coberto por testes. </text:p>
      <text:p text:style-name="Standard">- Auto-contido: sem dependências externas. </text:p>
      <text:p text:style-name="Standard">- Fontes estão em domínio público. Use para qualquer propósito. </text:p>
      <text:p text:style-name="Standard"/>
      <text:p text:style-name="Standard"/>
      <text:p text:style-name="Standard">A distribuição SQLite vem com um programa de linha de comando (sqlite (<text:a xlink:type="simple" xlink:href="http://sqlitebrasil.codigolivre.org.br/?pagina=doc/sqlite">http://sqlitebrasil.codigolivre.org.br/?pagina=doc/sqlite</text:a>)) que pode ser usado para administrar um banco de dados SQLite e que serve como exemplo de como usar a biblioteca SQLite. </text:p>
      <text:p text:style-name="Standard"/>
      <text:p text:style-name="Standard">Além do programa em linha de comando, você pode utilizar alguns dos programas de terceiros com interface gráfica, como o SQLiteManager (<text:a xlink:type="simple" xlink:href="http://sqlitemanager.sourceforge.net/">http://sqlitemanager.sourceforge.net/</text:a>) (web, no estilo PHPMyAdmin) ou o SQLiteBrowser (<text:a xlink:type="simple" xlink:href="http://sqlitebrowser.sourceforge.net/">http://sqlitebrowser.sourceforge.net/</text:a>) (QT). </text:p>
      <text:p text:style-name="Standard"/>
      <text:p text:style-name="Standard">O SQLite está embutido no PHP (<text:a xlink:type="simple" xlink:href="http://br.php.net/sqlite">http://br.php.net/sqlite</text:a>) 5 e disponível como extensão no PHP 4. Assim, qualquer aplicação PHP pode utilizar um banco de dados sem necessitar de um SGDB. </text:p>
      <text:p text:style-name="Standard"/>
      <text:p text:style-name="Standard">Há um driver (<text:a xlink:type="simple" xlink:href="http://dba.openoffice.org/drivers/sqlite/index.html">http://dba.openoffice.org/drivers/sqlite/index.html</text:a>) </text:p>
      <text:p text:style-name="Standard"><text:soft-page-break/>(alpha) disponível para conectar bancos de dados SQLite com o OpenOffice.org. Tornando possível a criação de relatórios, formulários, etc. </text:p>
      <text:p text:style-name="Standard"/>
      <text:p text:style-name="Standard">Suas características o tornam ideal para desenvolver programas standalone, pequenos e médios sites, etc. Veja quando usar (e não usar) (<text:a xlink:type="simple" xlink:href="http://localhost/sqlitewww/?pagina=doc/quando">http://localhost/sqlitewww/?pagina=doc/quando</text:a>) o SQLite. </text:p>
      <text:p text:style-name="Standard"/>
      <text:p text:style-name="Standard"/>
      <text:p text:style-name="P1">SQLite Brasil </text:p>
      <text:p text:style-name="Standard"/>
      <text:p text:style-name="Standard">A Comunidade SQLite Brasil (http://sqlitebrasil.codigolivre.org.br) tem o objetivo de difundir o uso do SQLite entre os desenvolvedores brasileiros, além de ser um canal de informação para quem já utliza o SQLite em suas aplicações. </text:p>
      <text:p text:style-name="Standard"/>
      <text:p text:style-name="Standard">Atualmente possuimos duas listas de discussão, uma para os usuários do SQLite no Brasil e outra dos desenvolvedores do projeto, um canal IRC e uma comunidade no Orkut. </text:p>
      <text:p text:style-name="Standard"/>
      <text:p text:style-name="Standard"/>
      <text:p text:style-name="P1">Criando Banco </text:p>
      <text:p text:style-name="Standard"/>
      <text:p text:style-name="Standard">sqlite clientes <text:tab/>(Com isso ele cria o banco clientes e já acessa a console deste banco) </text:p>
      <text:p text:style-name="Standard"/>
      <text:p text:style-name="Standard"/>
      <text:p text:style-name="Standard"><text:span text:style-name="T2">Criando Tabela<text:tab/></text:span><text:tab/>(A sintaxe não tem diferença dos grandes SGBDs, é puro SQL) </text:p>
      <text:p text:style-name="Standard"/>
      <text:p text:style-name="Standard">CREATE TABLE cliente ( </text:p>
      <text:p text:style-name="Standard"><text:tab/>cpf<text:tab/>VARCHAR(11) PRIMARY KEY, </text:p>
      <text:p text:style-name="Standard"><text:tab/>nome VARCHAR(45), </text:p>
      <text:p text:style-name="Standard"><text:tab/>fone VARCHAR(10) </text:p>
      <text:p text:style-name="Standard">); </text:p>
      <text:p text:style-name="Standard"/>
      <text:p text:style-name="Standard"/>
      <text:p text:style-name="Standard"><text:span text:style-name="T2">Inserindo Registros</text:span><text:tab/><text:tab/>(Também puro SQL) </text:p>
      <text:p text:style-name="Standard"/>
      <text:p text:style-name="Standard">INSERT INTO cliente (cpf, nome, fone) VALUES ('11111111111', 'João Abreu', '34543456'); </text:p>
      <text:p text:style-name="Standard"/>
      <text:p text:style-name="Standard"/>
      <text:p text:style-name="Standard"><text:span text:style-name="T2">Consultando registros</text:span> <text:tab/> </text:p>
      <text:p text:style-name="Standard"/>
      <text:p text:style-name="Standard">SELECT * FROM cliente; </text:p>
      <text:p text:style-name="Standard"/>
      <text:p text:style-name="Standard"/>
      <text:p text:style-name="P1">Outros comandos do sqlite. Estando na console apenas digite ".help": </text:p>
      <text:p text:style-name="Standard"/>
      <text:p text:style-name="Standard"><text:s text:c="6"/>sqlite&gt; .help </text:p>
      <text:p text:style-name="Standard"><text:s text:c="6"/>.databases <text:s text:c="12"/>List names and files of attached databases </text:p>
      <text:p text:style-name="Standard"><text:s text:c="6"/>.dump ?TABLE? ... <text:s text:c="5"/>Dump the database in a text format </text:p>
      <text:p text:style-name="Standard"><text:s text:c="6"/>.echo ON|OFF <text:s text:c="10"/>Turn command echo on or off </text:p>
      <text:p text:style-name="Standard"><text:s text:c="6"/>.exit <text:s text:c="17"/>Exit this program </text:p>
      <text:p text:style-name="Standard"><text:soft-page-break/><text:s text:c="6"/>.explain ON|OFF <text:s text:c="7"/>Turn output mode suitable for EXPLAIN on or off. </text:p>
      <text:p text:style-name="Standard"><text:s text:c="6"/>.header(s) ON|OFF <text:s text:c="5"/>Turn display of headers on or off </text:p>
      <text:p text:style-name="Standard"><text:s text:c="6"/>.help <text:s text:c="17"/>Show this message </text:p>
      <text:p text:style-name="Standard"><text:s text:c="6"/>.indices TABLE <text:s text:c="8"/>Show names of all indices on TABLE </text:p>
      <text:p text:style-name="Standard"><text:s text:c="6"/>.mode MODE <text:s text:c="12"/>Set mode to one of "line(s)", "column(s)", "insert", "list", or "html" </text:p>
      <text:p text:style-name="Standard"><text:s text:c="6"/>.mode insert TABLE <text:s text:c="4"/>Generate SQL insert statements for TABLE </text:p>
      <text:p text:style-name="Standard"><text:s text:c="6"/>.nullvalue STRING <text:s text:c="5"/>Print STRING instead of nothing for NULL data </text:p>
      <text:p text:style-name="Standard"><text:s text:c="6"/>.output FILENAME <text:s text:c="6"/>Send output to FILENAME </text:p>
      <text:p text:style-name="Standard"><text:s text:c="6"/>.output stdout <text:s text:c="8"/>Send output to the screen </text:p>
      <text:p text:style-name="Standard"><text:s text:c="6"/>.prompt MAIN CONTINUE <text:s/>Replace the standard prompts </text:p>
      <text:p text:style-name="Standard"><text:s text:c="6"/>.quit <text:s text:c="17"/>Exit this program </text:p>
      <text:p text:style-name="Standard"><text:s text:c="6"/>.read FILENAME <text:s text:c="8"/>Execute SQL in FILENAME </text:p>
      <text:p text:style-name="Standard"><text:s text:c="6"/>.schema ?TABLE? <text:s text:c="7"/>Show the CREATE statements </text:p>
      <text:p text:style-name="Standard"><text:s text:c="6"/>.separator STRING <text:s text:c="5"/>Change separator string for "list" mode </text:p>
      <text:p text:style-name="Standard"><text:s text:c="6"/>.show <text:s text:c="17"/>Show the current values for various settings </text:p>
      <text:p text:style-name="Standard"><text:s text:c="6"/>.tables ?PATTERN? <text:s text:c="5"/>List names of tables matching a pattern </text:p>
      <text:p text:style-name="Standard"><text:s text:c="6"/>.timeout MS <text:s text:c="11"/>Try opening locked tables for MS milliseconds </text:p>
      <text:p text:style-name="Standard"><text:s text:c="6"/>.width NUM NUM ... <text:s text:c="4"/>Set column widths for "column" mode </text:p>
      <text:p text:style-name="Standard"/>
      <text:p text:style-name="Standard"/>
      <text:p text:style-name="P1">Escrevendo o Resultado em um Arquivo: </text:p>
      <text:p text:style-name="Standard"/>
      <text:p text:style-name="Standard"><text:s text:c="6"/>sqlite&gt; .mode list </text:p>
      <text:p text:style-name="Standard"><text:s text:c="6"/>sqlite&gt; .separator | </text:p>
      <text:p text:style-name="Standard"><text:s text:c="6"/>sqlite&gt; .output test_file_1.txt </text:p>
      <text:p text:style-name="Standard"><text:s text:c="6"/>sqlite&gt; select * from tbl1; </text:p>
      <text:p text:style-name="Standard"><text:s text:c="6"/>sqlite&gt; .exit </text:p>
      <text:p text:style-name="Standard"><text:s text:c="6"/>$ cat test_file_1.txt </text:p>
      <text:p text:style-name="Standard"><text:s text:c="6"/>hello|10 </text:p>
      <text:p text:style-name="Standard"><text:s text:c="6"/>goodbye|20 </text:p>
      <text:p text:style-name="Standard"><text:s text:c="6"/></text:p>
      <text:p text:style-name="Standard"/>
      <text:p text:style-name="P1"/>
      <text:p text:style-name="P7">Usando SQLite com PHP </text:p>
      <text:p text:style-name="Standard"/>
      <text:p text:style-name="Standard">&lt;?php </text:p>
      <text:p text:style-name="Standard"/>
      <text:p text:style-name="Standard">$db=sqlite_open("/home/ribafs/bancos/clientes.db"); </text:p>
      <text:p text:style-name="Standard"/>
      <text:p text:style-name="Standard">$registros = sqlite_query($db, "SELECT * FROM cliente"); </text:p>
      <text:p text:style-name="Standard"/>
      <text:p text:style-name="Standard">while ($i = sqlite_fetch_array($registros)) { </text:p>
      <text:p text:style-name="Standard"><text:tab/>print $i[0] . "__" . $i[1]. "__" . $i[2]. "&lt;br&gt;"; </text:p>
      <text:p text:style-name="Standard">} </text:p>
      <text:p text:style-name="Standard"/>
      <text:p text:style-name="Standard">?&gt; </text:p>
      <text:p text:style-name="Standard"/>
      <text:p text:style-name="P1">Comandos com o PHP </text:p>
      <text:p text:style-name="Standard"/>
      <text:p text:style-name="Standard">&lt;?php </text:p>
      <text:p text:style-name="Standard"><text:tab/>// Pequeno CRUD com PHP e SQLite </text:p>
      <text:p text:style-name="Standard"><text:tab/>// Abrir o banco de dados (deve criar, caso não exista) </text:p>
      <text:p text:style-name="Standard"><text:tab/>$db = sqlite_open("clientes.db"); <text:s/>// Lembrar que o diretório deve ter permissão de escrita </text:p>
      <text:p text:style-name="Standard"><text:tab/> </text:p>
      <text:p text:style-name="Standard"><text:tab/>// Criar tabela </text:p>
      <text:p text:style-name="Standard"><text:tab/>//$resultT = sqlite_query($db, "CREATE TABLE clientes(codigo int PRIMARY KEY, nome VARCHAR(45), email VARCHAR(50));"); </text:p>
      <text:p text:style-name="Standard"><text:tab/> </text:p>
      <text:p text:style-name="Standard"><text:tab/>// Inserir registro </text:p>
      <text:p text:style-name="Standard"><text:tab/>//$resultI = sqlite_query($db, "INSERT INTO clientes(codigo, nome, email) VALUES (1, 'Ribamar', 'ribafs@ribafs.net')"); </text:p>
      <text:p text:style-name="Standard"/>
      <text:p text:style-name="Standard"><text:tab/>// Atualizar registro </text:p>
      <text:p text:style-name="Standard"><text:tab/>$resultU = sqlite_query($db, "UPDATE clientes set nome = 'Ribamar FS' WHERE codigo=1"); </text:p>
      <text:p text:style-name="Standard"><text:tab/>if(!$resultU) print "Erro na atualização ".sqlite_last_error(); </text:p>
      <text:p text:style-name="Standard"><text:tab/> </text:p>
      <text:p text:style-name="Standard"><text:tab/>// Consultar </text:p>
      <text:p text:style-name="Standard"><text:tab/>$resultS = sqlite_query($db, "SELECT * from clientes"); </text:p>
      <text:p text:style-name="Standard"/>
      <text:p text:style-name="Standard"><text:tab/>// Captura cada registro com um array de campos. Primeiro campo $row[0], segundo $row[1], ... </text:p>
      <text:p text:style-name="Standard"><text:tab/>echo "&lt;h1 align=center&gt;CRUD em PHP com SQLite&lt;/h1&gt;"; </text:p>
      <text:p text:style-name="Standard"><text:tab/>echo "&lt;center&gt;&lt;table border=1&gt;"; </text:p>
      <text:p text:style-name="Standard"><text:tab/>while ($row = sqlite_fetch_array($resultS)) { </text:p>
      <text:p text:style-name="Standard"><text:tab/><text:tab/>echo "&lt;tr&gt;&lt;td&gt;Código&lt;/td&gt;&lt;td&gt;" . $row[0] . "&lt;/td&gt;&lt;/tr&gt;&lt;tr&gt;&lt;td&gt;Nome&lt;/td&gt;&lt;td&gt;" . $row[1] . "&lt;/td&gt;&lt;/tr&gt;&lt;tr&gt;&lt;td&gt;E-mail&lt;/td&gt;&lt;td&gt;".$row[2]."&lt;/td&gt;&lt;/tr&gt;"; </text:p>
      <text:p text:style-name="Standard"><text:tab/>} </text:p>
      <text:p text:style-name="Standard"><text:tab/>echo "&lt;/table&gt;&lt;center&gt;"; </text:p>
      <text:p text:style-name="Standard"><text:tab/>// close the database </text:p>
      <text:p text:style-name="Standard">sqlite_close($db); </text:p>
      <text:p text:style-name="Standard">?&gt; </text:p>
      <text:p text:style-name="Standard"/>
      <text:p text:style-name="Standard"><text:soft-page-break/></text:p>
      <text:p text:style-name="Standard">&lt;?php </text:p>
      <text:p text:style-name="Standard">// Default result type SQLITE_BOTH </text:p>
      <text:p text:style-name="Standard"/>
      <text:p text:style-name="Standard">$result = sqlite_query($db, </text:p>
      <text:p text:style-name="Standard"><text:tab/><text:tab/>"SELECT first, last from names"); </text:p>
      <text:p text:style-name="Standard">$row = sqlite_fetch_array($result); </text:p>
      <text:p text:style-name="Standard"/>
      <text:p text:style-name="Standard">print_r($row); </text:p>
      <text:p text:style-name="Standard">?&gt; </text:p>
      <text:p text:style-name="Standard"/>
      <text:p text:style-name="Standard">&lt;?php </text:p>
      <text:p text:style-name="Standard">// column names only </text:p>
      <text:p text:style-name="Standard"/>
      <text:p text:style-name="Standard">$result = sqlite_query($db, "SELECT first, last from names"); </text:p>
      <text:p text:style-name="Standard">$row = sqlite_fetch_array($result, SQLITE_ASSOC); </text:p>
      <text:p text:style-name="Standard"/>
      <text:p text:style-name="Standard">print_r($row); </text:p>
      <text:p text:style-name="Standard">?&gt; </text:p>
      <text:p text:style-name="Standard"/>
      <text:p text:style-name="Standard">&lt;?php </text:p>
      <text:p text:style-name="Standard">// column numbers only </text:p>
      <text:p text:style-name="Standard"/>
      <text:p text:style-name="Standard">$result = sqlite_query($db, "SELECT first, last from names"); </text:p>
      <text:p text:style-name="Standard">$row = sqlite_fetch_array($result, SQLITE_NUM); </text:p>
      <text:p text:style-name="Standard"/>
      <text:p text:style-name="Standard">print_r($row); </text:p>
      <text:p text:style-name="Standard">?&gt; </text:p>
      <text:p text:style-name="Standard"/>
      <text:p text:style-name="Standard">&lt;?php </text:p>
      <text:p text:style-name="Standard">// Collecting all rows from a query </text:p>
      <text:p text:style-name="Standard"/>
      <text:p text:style-name="Standard">// Get the rows as an array of arrays of data </text:p>
      <text:p text:style-name="Standard">$rows = array(); </text:p>
      <text:p text:style-name="Standard"/>
      <text:p text:style-name="Standard">$result = sqlite_query($db, "SELECT first, last from names"); </text:p>
      <text:p text:style-name="Standard"/>
      <text:p text:style-name="Standard">// grab each row </text:p>
      <text:p text:style-name="Standard">while ($row = sqlite_fetch_array($result)) { </text:p>
      <text:p text:style-name="Standard"><text:tab/>$rows[] = $row; </text:p>
      <text:p text:style-name="Standard">} </text:p>
      <text:p text:style-name="Standard"/>
      <text:p text:style-name="Standard">// Now use the array; maybe you want to </text:p>
      <text:p text:style-name="Standard">// pass it to a Smarty template </text:p>
      <text:p text:style-name="Standard">$template-&gt;assign("names", $rows); </text:p>
      <text:p text:style-name="Standard">?&gt; </text:p>
      <text:p text:style-name="Standard"/>
      <text:p text:style-name="Standard"/>
      <text:p text:style-name="Standard"><text:soft-page-break/>&lt;?php </text:p>
      <text:p text:style-name="Standard">// The same but with less typing and </text:p>
      <text:p text:style-name="Standard">// more speed </text:p>
      <text:p text:style-name="Standard"/>
      <text:p text:style-name="Standard">// Get the rows as an array of arrays of data </text:p>
      <text:p text:style-name="Standard">$rows = sqlite_array_query($db, "SELECT first, last from names"); </text:p>
      <text:p text:style-name="Standard"/>
      <text:p text:style-name="Standard">// give it to Smarty </text:p>
      <text:p text:style-name="Standard">$template-&gt;assign("names", $rows); </text:p>
      <text:p text:style-name="Standard">?&gt; </text:p>
      <text:p text:style-name="Standard"/>
      <text:p text:style-name="Standard"/>
      <text:p text:style-name="Standard">&lt;?php </text:p>
      <text:p text:style-name="Standard"/>
      <text:p text:style-name="Standard">$count = sqlite_single_query($db, "SELECT count(first) from names"); </text:p>
      <text:p text:style-name="Standard"/>
      <text:p text:style-name="Standard">echo "There are $count names"; </text:p>
      <text:p text:style-name="Standard">?&gt; </text:p>
      <text:p text:style-name="Standard"/>
      <text:p text:style-name="Standard"/>
      <text:p text:style-name="Standard">&lt;?php </text:p>
      <text:p text:style-name="Standard"/>
      <text:p text:style-name="Standard">$first_names = sqlite_single_query($db, "SELECT first from names"); </text:p>
      <text:p text:style-name="Standard"/>
      <text:p text:style-name="Standard">print_r($first_names); </text:p>
      <text:p text:style-name="Standard">?&gt; </text:p>
      <text:p text:style-name="Standard"/>
      <text:p text:style-name="Standard"/>
      <text:p text:style-name="Standard">&lt;?php </text:p>
      <text:p text:style-name="Standard">function md5_and_reverse($string) { </text:p>
      <text:p text:style-name="Standard"><text:tab/>return strrev(md5($string)); </text:p>
      <text:p text:style-name="Standard">} </text:p>
      <text:p text:style-name="Standard"/>
      <text:p text:style-name="Standard">sqlite_create_function($db, </text:p>
      <text:p text:style-name="Standard"><text:tab/> 'md5rev', 'md5_and_reverse'); </text:p>
      <text:p text:style-name="Standard"/>
      <text:p text:style-name="Standard">$rows = sqlite_array_query($db, </text:p>
      <text:p text:style-name="Standard"><text:tab/><text:tab/> 'SELECT md5rev(filename) from files'); </text:p>
      <text:p text:style-name="Standard">?&gt; </text:p>
      <text:p text:style-name="Standard"/>
      <text:p text:style-name="Standard"/>
      <text:p text:style-name="Standard">&lt;?php </text:p>
      <text:p text:style-name="Standard"/>
      <text:p text:style-name="Standard">function max_len_step(&amp;$context, $string) { </text:p>
      <text:p text:style-name="Standard"><text:tab/>if (strlen($string) &gt; $context) { </text:p>
      <text:p text:style-name="Standard"><text:tab/><text:tab/>$context = strlen($string); </text:p>
      <text:p text:style-name="Standard"><text:tab/>} </text:p>
      <text:p text:style-name="Standard">} </text:p>
      <text:p text:style-name="Standard"><text:soft-page-break/></text:p>
      <text:p text:style-name="Standard">function max_len_finalize(&amp;$context) { </text:p>
      <text:p text:style-name="Standard"><text:tab/>return $context; </text:p>
      <text:p text:style-name="Standard">} </text:p>
      <text:p text:style-name="Standard"/>
      <text:p text:style-name="Standard">sqlite_create_aggregate($db, </text:p>
      <text:p text:style-name="Standard"><text:tab/>'max_len', 'max_len_step', </text:p>
      <text:p text:style-name="Standard"><text:tab/>'max_len_finalize'); </text:p>
      <text:p text:style-name="Standard"/>
      <text:p text:style-name="Standard">$rows = sqlite_array_query($db, </text:p>
      <text:p text:style-name="Standard"><text:tab/>'SELECT max_len(a) from strings'); </text:p>
      <text:p text:style-name="Standard"/>
      <text:p text:style-name="Standard"><text:tab/>print_r($rows); </text:p>
      <text:p text:style-name="Standard">?&gt; </text:p>
      <text:p text:style-name="Standard"/>
      <text:p text:style-name="Standard"/>
      <text:p text:style-name="Standard">Erros: </text:p>
      <text:p text:style-name="Standard"/>
      <text:p text:style-name="Standard">int sqlite_last_error (resource db) </text:p>
      <text:p text:style-name="Standard"><text:s/>Returns last error code from database </text:p>
      <text:p text:style-name="Standard"/>
      <text:p text:style-name="Standard">string sqlite_error_string (int error_code) </text:p>
      <text:p text:style-name="Standard"><text:s/>Converts error code to a readable string </text:p>
      <text:p text:style-name="Standard"/>
      <text:p text:style-name="Standard"/>
      <text:p text:style-name="P1">Ferramentas</text:p>
      <text:p text:style-name="Standard"/>
      <text:p text:style-name="Standard">Existe um gerenciador web para SQLite em PHP - <text:a xlink:type="simple" xlink:href="http://phpsqliteadmin.sourceforge.net/">http://phpsqliteadmin.sourceforge.net/</text:a></text:p>
      <text:p text:style-name="Standard">Download -<text:a xlink:type="simple" xlink:href="http://sourceforge.net/projects/phpsqliteadmin/files/phpSQLiteAdmin/phpSQLiteAdmin-0.3-Alpha1/phpSQLiteAdmin-0.3a1.tar.gz/download">http://downloads.sourceforge.net/project/phpsqliteadmin/phpSQLiteAdmin/phpSQLiteAdmin-0.3-Alpha1/phpSQLiteAdmin-0.3a1.tar.gz?use_mirror=ufpr</text:a></text:p>
      <text:p text:style-name="Standard"/>
      <text:list text:style-name="L4">
        <text:list-item>
          <text:p text:style-name="P6">Faça o download, descompacte no diretório web e renomeie para phpsqliteadmin</text:p>
        </text:list-item>
        <text:list-item>
          <text:p text:style-name="P6">Crie um diretório dentro dele chamado sqlite e dê permissão de escrita</text:p>
        </text:list-item>
        <text:list-item>
          <text:p text:style-name="P6">Ao abrir no navegador o usuário e senha default são "root" e "root".</text:p>
        </text:list-item>
        <text:list-item>
          <text:p text:style-name="P6">Também dê permissão de escrita no arquivo db/phpsla.sqlite</text:p>
        </text:list-item>
      </text:list>
      <text:p text:style-name="Standard"/>
      <text:p text:style-name="Standard">Para a criação de bancos use a linha de comando, com:</text:p>
      <text:p text:style-name="Standard"/>
      <text:p text:style-name="Standard">sqlite nomebanco</text:p>
      <text:p text:style-name="Standard"/>
      <text:p text:style-name="Standard"/>
      <text:p text:style-name="Standard">E também uma extensão para o Firefox - </text:p>
      <text:p text:style-name="Standard"><text:a xlink:type="simple" xlink:href="http://code.google.com/p/sqlite-manager/">http://code.google.com/p/sqlite-manager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BR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Introdução ao SGBD SQLite<text:tab/><text:page-number text:select-page="current"/>/<text:page-count>8</text:page-count></text:p>
      </style:header>
      <style:footer>
        <text:p text:style-name="P2">Ribamar FS – http://cursos.ribaf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9-10-13T14:14:28</meta:creation-date>
    <dc:creator>Ribamar FS</dc:creator>
    <dc:date>2009-10-17T18:55:26</dc:date>
    <meta:editing-cycles>26</meta:editing-cycles>
    <meta:editing-duration>PT48M5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8" meta:paragraph-count="230" meta:word-count="1586" meta:character-count="10919"/>
  </office:meta>
</office:document-meta>
</file>